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>Terpene Quick </text:p>
      <text:p text:style-name="P1">Start Guide</text:p>
      <text:p text:style-name="Standard"/>
      <text:p text:style-name="P2">Version 1.0</text:p>
      <text:p text:style-name="Standard"/>
      <text:p text:style-name="Standard"/>
      <text:h text:style-name="P6" text:outline-level="1">Purpose</text:h>
      <text:p text:style-name="Text_20_body">The intention of the Terpene Quick Start Guide is to provide new terpene users a means to rapidly setup, create, and deploy software components on the terpene platform for familiarization and evaluation purposes. <text:s/>The intended audience for this guide is administrators and developers new to the terpene platform. <text:s/>This guide assumes basic familiarization with terpene, as described in Terpene Overview.</text:p>
      <text:p text:style-name="Text_20_body">Production terpene installations should be configured and tuned following guidance in the terpene documentation series. <text:s/>The latest official documentation for terpene can be found at <text:a xlink:type="simple" xlink:href="http://terpene.geoint.org/docs">https://terpene.geoint.org/docs</text:a>.</text:p>
      <text:h text:style-name="Heading_20_1" text:outline-level="1">Getting Support</text:h>
      <text:p text:style-name="Text_20_body">As an open source project, terpene relies on a community of users to provide support. <text:s/>Information on how to get support from the terpene community can be found by visiting <text:a xlink:type="simple" xlink:href="https://terpene.geoint.org/support">https://terpene.geoint.org/support</text:a>. </text:p>
      <text:h text:style-name="Heading_20_1" text:outline-level="1">Setup The Environment</text:h>
      <text:p text:style-name="Text_20_body">This version of terpene requires a JVM 1.8 or better. <text:s/>Terpene is developed/tested using the Oracle JVM, though no JVM implementation specific code is used in terpene, so other JVMs should work. <text:s/>If you are using an alternative JVM please make this known when requesting support.</text:p>
      <text:p text:style-name="Text_20_body">No special setup is required beyond standard JVM installation to follow along with the Terpene Quick Start Guide. <text:s/>Please refer to the documentation provided with your JVM to install and troubleshoot your JVM installation.</text:p>
      <text:h text:style-name="Heading_20_1" text:outline-level="1">Getting Terpene</text:h>
      <text:p text:style-name="Text_20_body">Like all terpene documentation, the version of the Terpene Quick Start Guide matches the version of the terpene software is was written to support. <text:s/>It's highly recommended that the latest version of terpene is used, which is the default version provided at <text:a xlink:type="simple" xlink:href="https://terpene.geoint.org/">https://terpene.geoint.org</text:a>. <text:s/>However, if you need to use an older version of terpene it is recommended to follow documentation of the same version.</text:p>
      <text:p text:style-name="Text_20_body">To follow along with this guide, download the following binaries:</text:p>
      <text:list xml:id="list1962499373" text:style-name="L1">
        <text:list-item>
          <text:p text:style-name="P3">terpene-platform-jvm</text:p>
        </text:list-item>
        <text:list-item>
          <text:p text:style-name="P3">terpene-cli</text:p>
        </text:list-item>
        <text:list-item>
          <text:p text:style-name="P3">OPTIONAL - terpene-demo-component (if you will deploy the demo component)</text:p>
        </text:list-item>
        <text:list-item>
          <text:p text:style-name="P3">OPTIONAL – terpene-api (if you will develop a component to deploy)</text:p>
        </text:list-item>
      </text:list>
      <text:h text:style-name="Heading_20_2" text:outline-level="2">Download the latest <text:bookmark-start text:name="__DdeLink__73_1221601359"/>binaries<text:bookmark-end text:name="__DdeLink__73_1221601359"/></text:h>
      <text:p text:style-name="Text_20_body">The latest terpene binaries are always available at <text:a xlink:type="simple" xlink:href="https://terpene.geoint.org/download">https://terpene.geoint.org/download</text:a>. On this page you will have the option to download the latest stable release and the latest nightly build. <text:s/>Unless there is a specific reason it's always recommended to download the latest stable release and to only use the nightly build version when testing a new feature not yet released in the stable release.</text:p>
      <text:h text:style-name="Heading_20_2" text:outline-level="2"><text:soft-page-break/>Download older/archived binaries</text:h>
      <text:p text:style-name="Text_20_body">Older/archived terpene binaries can be found from <text:a xlink:type="simple" xlink:href="https://terpene.geoint.org/archive">https://terpene.geoint.org/archive</text:a>. <text:s/>This page provides a list of previous terpene releases and provides links to access documentation and binaries for these older releases. <text:s/>For security, stability, and performance purposes it's recommended to always download the latest binaries, as described above, unless there is a specific reason to use an older version.</text:p>
      <text:h text:style-name="Heading_20_2" text:outline-level="2">Download terpene source code</text:h>
      <text:p text:style-name="Text_20_body">All terpene source code, documentation, and even website is available on github at <text:a xlink:type="simple" xlink:href="https://github.com/terpene">https://github.com/terpene</text:a>. <text:s/>Through the github website you can download compressed (zipped) copies of terpene content, or use a compatible git client of your choice to interact with the git repository.</text:p>
      <text:h text:style-name="Heading_20_2" text:outline-level="2">Maven Repository</text:h>
      <text:p text:style-name="Text_20_body">If you intend to create you own terpene component to deploy along with this guide, it's recommended that you use maven, or a maven-compatible build tool, to handle your dependencies. <text:s/></text:p>
      <text:p text:style-name="P4">TODO – add deployment of terpene binaries to maven central to the release management process</text:p>
      <text:h text:style-name="Heading_20_1" text:outline-level="1">Installing Terpene JVM Platform</text:h>
      <text:p text:style-name="Text_20_body">For simplicity, we recommend using the Terpene JVM Platform for initial introduction to terpene, though any terpene platform implementation can be substituted. <text:s/>The JVM platform runs locally on your machine, eliminating any complexity introduced in installing, executing and communicating with a terpene platform over a network connection. <text:s/>For instructions on how to use alternative terpene platform implementations, see the respective platform installation guide.</text:p>
      <text:h text:style-name="Heading_20_1" text:outline-level="1">Managing Terpene Components</text:h>
      <text:p text:style-name="Text_20_body">This guide provides examples for managing a terpene platform through the command line, using terpene-cli. <text:s/>It is recommended to always use a management client with the same, or better, version of the terpene platforms you are intending to manage.</text:p>
      <text:h text:style-name="Heading_20_2" text:outline-level="2">OPTIONAL - Create Sample Terpene Component</text:h>
      <text:p text:style-name="Text_20_body">Creating your own terpene component to deploy on the terpene container is optional. <text:s/>If you do not wish to create your own terpene component, skip this section and use the <text:span text:style-name="T1">terpene-demo-component</text:span> binary available from the terpene binary download site instead. <text:s/></text:p>
      <text:h text:style-name="Heading_20_3" text:outline-level="3">Create a DEV Component</text:h>
      <text:p text:style-name="Text_20_body">Creating a production terpene component can be an involved process due to component security requirements required by production terpene platforms (see <text:bookmark-start text:name="__DdeLink__77_1221601359"/>Terpene Component Development Guide<text:bookmark-end text:name="__DdeLink__77_1221601359"/>), however security requirements are relaxed when the terpene platform is configured to accept DEV (in-development) components. <text:s/>If you are developing your own terpene component, and wish to avoid the additional overhead of creating a production terpene component, you need to tell the terpene platform to accept in-development components. <text:s/>The easiest way to do this is to set the JVM property <text:span text:style-name="T1">terpene.platform.security.minComponentQualifier</text:span><text:span text:style-name="T2"> to </text:span><text:span text:style-name="T1">DEV</text:span><text:span text:style-name="T2">. <text:s/>There are several ways to do this (see JVM </text:span><text:soft-page-break/><text:span text:style-name="T2">documentation), but the easiest way is to pass this property during JVM startup. <text:s text:c="3"/>For convenience, this property is set when using the terpene-platform-jvm demo mode (described below in </text:span><text:span text:style-name="T1">Starting Terpene JVM Platform</text:span><text:span text:style-name="T2">). </text:span></text:p>
      <text:h text:style-name="Heading_20_3" text:outline-level="3">SimpleTerpeneComponent.java Class</text:h>
      <text:p text:style-name="Text_20_body">The following java class is provided as an example on how to create your own simple terpene component.</text:p>
      <text:p text:style-name="P4">TODO – copy/paste SimpleTerpeneComponent.java here</text:p>
      <text:h text:style-name="Heading_20_2" text:outline-level="2">Starting Terpene JVM Platform</text:h>
      <text:p text:style-name="Text_20_body">terpene-platform-jvm runs on a standard JVM. <text:s/>The JVM platform can be started without any configuration, providing a default configured production-ready platform. <text:s/>For demonstration purposes, we will start the platform in demo mode by passing a single argument from the command line, substituting the platform version in the respective place<text:span text:style-name="T2">:</text:span></text:p>
      <text:p text:style-name="P5">java -jar terpene-platform-jvm-[version] -m demo</text:p>
      <text:p text:style-name="P7"/>
      <text:p text:style-name="P5"><text:span text:style-name="T2">Starting terpene-platform-jvm in this manner will run the platform in process and output all event metadata to the console.</text:span></text:p>
      <text:p text:style-name="P5"><text:span text:style-name="T2">For more information on the terpene-platform-jvm “demo” mode, see the Terpene Platform JVM Guide.</text:span></text:p>
      <text:h text:style-name="Heading_20_2" text:outline-level="2">Deploying Component</text:h>
      <text:p text:style-name="Text_20_body">Operating in demo mode, the platform supports the deployment of unsigned components </text:p>
      <text:h text:style-name="Heading_20_2" text:outline-level="2">Undeploying Component</text:h>
      <text:p text:style-name="Text_20_body"/>
      <text:h text:style-name="Heading_20_2" text:outline-level="2">Stopping Terpene JVM Platform</text:h>
      <text:p text:style-name="Text_20_body"/>
      <text:p text:style-name="Text_20_body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Siebert</meta:initial-creator>
    <meta:creation-date>2016-01-05T14:10:26</meta:creation-date>
    <meta:generator>OpenOffice.org/3.2$Unix OpenOffice.org_project/320m19$Build-9505</meta:generator>
    <dc:date>2016-01-05T16:54:51</dc:date>
    <dc:creator>Steve Siebert</dc:creator>
    <meta:editing-duration>PT02H43M35S</meta:editing-duration>
    <meta:editing-cycles>16</meta:editing-cycles>
    <meta:document-statistic meta:table-count="0" meta:image-count="0" meta:object-count="0" meta:page-count="4" meta:paragraph-count="47" meta:word-count="957" meta:character-count="6512"/>
  </office:meta>
</office:document-meta>
</file>